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font-name="Times New Roman1" style:text-underline-style="none"/>
    </style:style>
    <style:style style:name="T9" style:family="text">
      <style:text-properties style:text-line-through-style="none" style:font-name="Times New Roman" style:text-underline-style="none"/>
    </style:style>
    <style:style style:name="T10" style:family="text">
      <style:text-properties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5_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Rabbi Judah the Prince, Samuel, Abba Cohen</text:p>
      <text:p text:style-name="P5">Additional Places mentioned: Palestine, Naardea, Sapor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Post-Biblical/</text:p>
      <text:p text:style-name="P2">Babylonian Schools/</text:p>
      <text:p text:style-name="P2">49/</text:p>
      <text:p text:style-name="P2"/>
      <text:p text:style-name="P3">[Page 1]</text:p>
      <text:p text:style-name="P3">While <text:span text:style-name="T2">trying</text:span><text:span text:style-name="T5"> endeavouring to draw attention to the schools </text:span><text:span text:style-name="T2">that</text:span><text:span text:style-name="T5"> which/ flourished in the country situated on the East of Palestine,/ I said, that without denying the</text:span><text:span text:style-name="T2">ir</text:span><text:span text:style-name="T5"> existence of institutions of learning in Babylon in/ early ages, it was nevertheless about the middle/ of the third century of Christian reckoning, that/ colleges and academies gained there a reputation so far reaching that </text:span><text:span text:style-name="T2">which</text:span><text:span text:style-name="T5">/ it has come down to our own days. <text:s/>The two pupils/ of Rabbi Judah the Prince ([Hebrew] author of the Mishnahs), who/ were born in Babylon and returned home brimful/ of </text:span><text:span text:style-name="T2">learning</text:span><text:span text:style-name="T5"> erudition, gave the first impulse to that extensive litera-/-ture which finally took a permanent shape in the Babylonian/ Talmud. <text:s/>This book, if it is at all correct to call it so,/ </text:span><text:span text:style-name="T2">has</text:span><text:span text:style-name="T5"> may not inaptly be likened to a vast </text:span><text:span text:style-name="T2">hall</text:span><text:span text:style-name="T5"> court, where/ </text:span><text:span text:style-name="T2">very</text:span><text:span text:style-name="T5"> many sharp witted lawyers are engaged in discussing points relating/ to the oral traditions. <text:s/>The disputants go by the name/ of </text:span><text:span text:style-name="T6">Emoraim</text:span><text:span text:style-name="T7">, meaning "interpreters", to distinguish/ them from the sages of the Mishnah, known/ as </text:span><text:span text:style-name="T6">Tannaim</text:span><text:span text:style-name="T7">, or "instructors". <text:s/>Abba, of/ whom I spoke last, and who is deservedly titled,/ by way of eminence, </text:span><text:span text:style-name="T6">Rab</text:span><text:span text:style-name="T7"> or "the Teacher," occupies/ a foremost position among those interpreters./</text:span></text:p>
      <text:p text:style-name="P3"><text:span text:style-name="T7"/></text:p>
      <text:p text:style-name="P3"><text:span text:style-name="T7">[Page 2]</text:span></text:p>
      <text:p text:style-name="P3"><text:soft-page-break/><text:span text:style-name="T7">But his fellow-student, </text:span><text:span text:style-name="T3">his</text:span><text:span text:style-name="T7"> countryman and friend/ Samuel, is perhaps a character </text:span><text:span text:style-name="T3">perhaps</text:span><text:span text:style-name="T7"> of more general interest</text:span><text:span text:style-name="T3">ing</text:span><text:span text:style-name="T7">, par-/-ticularly so in our days, when a man's acquaintance/ with </text:span><text:span text:style-name="T3">one</text:span><text:span text:style-name="T7"> a single subject, however deep and thorough, does/ not </text:span><text:span text:style-name="T3">elicit</text:span><text:span text:style-name="T7"> ensure the same degree of </text:span><text:span text:style-name="T3">respect</text:span><text:span text:style-name="T7"> appreciation, as does his possession/ of a varied knowledge will elicit. <text:s/>Samuel son of Abba Cohen,/ combined with his religious learning, that of secular sciences./ <text:s/></text:span><text:span text:style-name="T3">He</text:span><text:span text:style-name="T7"> In his youth he had been taught by his own father,/ who was a silk merchant, but withal a well educated/ person. <text:s/>It would seem that the lad's </text:span><text:span text:style-name="T3">disposition</text:span><text:span text:style-name="T7"> inclination had/ led him to search into the laws of nature, not less/ than into Jewish laws; for, previous to his sojourn/ in Palestine, he had already become a physician of/ considerable skill. <text:s/>It is related that Judah the Prince,/ whose health was </text:span><text:span text:style-name="T3">very habitually</text:span><text:span text:style-name="T7"> constitutionally delicate, suffered also greatly with/ </text:span><text:span text:style-name="T3">sore</text:span><text:span text:style-name="T7"> his eyes. <text:s/>His scholar Samuel, had prescribed/ several remedies, but the patient complained that he/ could not bear even a wash, intended to allay the inflam-/-mation. <text:s/>At last, the friendly Doctor prepared a sort of/ perforated bag filled with different drugs, which he/ placed under the head of the sick man, and brought/ about </text:span><text:span text:style-name="T3">his</text:span><text:span text:style-name="T7"> the needed relief. <text:s/>It may easily be imagined/</text:span></text:p>
      <text:p text:style-name="P3"><text:span text:style-name="T7"/></text:p>
      <text:p text:style-name="P3"><text:span text:style-name="T7">[Page 3]</text:span></text:p>
      <text:p text:style-name="P3"><text:span text:style-name="T7">that the illustrious preceptor wished to evince gratitude, by the promotion/ of his kind pupil, but for some reasons, which have not/ been explained, he could not succeed in clothing Samuel/ with the full authority of a Palestinian Sage, or [Hebrew]. <text:s/>Samuel/ who noticed how </text:span><text:span text:style-name="T3">greatly</text:span><text:span text:style-name="T7"> very much the master regretted that/ circumstance, pleasantly remarked, that it was all/ right, for he had examined a book of genealogy divinely given in advance/ to Adam, and there he read that </text:span><text:span text:style-name="T3">he</text:span><text:span text:style-name="T7"> Samuel the pupil of Judah, was not destined to/ receive </text:span><text:span text:style-name="T3">that</text:span><text:span text:style-name="T7"> such a distinction; </text:span><text:span text:style-name="T3">that</text:span><text:span text:style-name="T7"> but his </text:span><text:span text:style-name="T3">reward</text:span><text:span text:style-name="T7"> glory should be to effect/ the care of his loved teacher. <text:s/>But if Samuel of/ Babylon did not equal others among his contemporaries/ in the possession of </text:span><text:span text:style-name="T3">a</text:span><text:span text:style-name="T7"> the highest title bestowed in Judea, he/ surpassed many in sterling worth as a theologian/ of </text:span><text:span text:style-name="T3">broad and</text:span><text:span text:style-name="T7"> enlightened views. <text:s/>Naardea/ was his native place. <text:s/>The fame of that </text:span><text:span text:style-name="T3">al extensive</text:span><text:span text:style-name="T7"> important/ city on the Euphrates, had already attracted there Abba or Rab, but as the/ latter, responding to the promptings of his </text:span><text:span text:style-name="T3">humility gracious judgment</text:span><text:span text:style-name="T7"> meek disposition, had/ set up a school in the humble city of Sur</text:span><text:span text:style-name="T8">à</text:span><text:span text:style-name="T9">, Samuel/ accepted the presidency of the college at Naardea,/ after the death of its former chief. <text:s/>In civil laws,/ he became an indisputably leading authority./</text:span></text:p>
      <text:p text:style-name="P3"><text:span text:style-name="T9"/></text:p>
      <text:p text:style-name="P3"><text:span text:style-name="T9">[Page 4]</text:span></text:p>
      <text:p text:style-name="P3"><text:span text:style-name="T9">Indeed, he was called the king of jurisprudence. <text:s/></text:span><text:span text:style-name="T4">It is</text:span><text:span text:style-name="T9"> We may/ </text:span><text:span text:style-name="T4">not unlikely</text:span><text:span text:style-name="T9"> surmise that his familiarity with the courts/ of the existing gentile government. <text:s/>Babylon, which,/ as every one knows, came under different dynasties in/ the course of several centuries, was now under the Neo-/Persians, who had conquered the Parthians. <text:s/>Samuel/ had been introduced to Sapor, the new ruler, and very/ probably the illustrious Hebrew utilized that royal acquaint-/-ance in various ways in favor of his own coreligionists. <text:s/>The Talmud/ leads us to believe that at the outset the </text:span><text:span text:style-name="T4">new master</text:span><text:span text:style-name="T9"> victors/ showed a bitter hatred against Jews. <text:s/>By reason of those feelings our ancestors were hampered in the observance of Sabbaths and festivals, but </text:span><text:span text:style-name="T4">those</text:span><text:span text:style-name="T9"> hostility/ </text:span><text:span text:style-name="T4">feelings</text:span><text:span text:style-name="T9"> gradually subsided; no doubt Samuel's influence was/ beneficial on that score. <text:s/>Sapor told him once that he never was given/ cause for judicially condemning an Israelite to death. <text:s/>Still,/ Israelites are men, and they have a right to their/ political preferences. <text:s/>When the inhabitants of/ Cesarea in Asia Minor, resisted the invading army/ of Sapor, many of our people who dwelt there, joined/ the ranks of the defenders, and the conquerors did not/ spare them. <text:s/>I venture the opinion that in/ order to win for his brethren the good will of the/</text:span></text:p>
      <text:p text:style-name="P3"><text:span text:style-name="T9"/></text:p>
      <text:p text:style-name="P3"><text:span text:style-name="T9">[Page 5]</text:span></text:p>
      <text:p text:style-name="P3"><text:span text:style-name="T9">Neo-Persians and all the gentile world, Samuel promulgated his famous rule,/ "Dine De-Malchutha Dina"; that is, Jews must/ conform to the ordinances of the government under/ which they live. <text:s/>A just maxim it is, that commends/ itself to universal respect. <text:s/>In fact, its obedience has/ made </text:span><text:span text:style-name="T4">us</text:span><text:span text:style-name="T9"> the Hebrews a proverbially law-abiding people, wherever/ </text:span><text:span text:style-name="T4">our</text:span><text:span text:style-name="T9"> their lot was cast; but some, claiming great liberality,/ </text:span><text:soft-page-break/><text:span text:style-name="T9">have given that maxim a construction, against which/ its author would surely have exclaimed. <text:s/>Were we to/ follow that novel interpretation, </text:span><text:span text:style-name="T4">the Sabbath</text:span><text:span text:style-name="T9"> we must abolish the hallowing of the seventh day of the Decalogue,/ where the law of the land is that Sunday or Friday be the day/ of national rest; or we must sanction marriages/ and divorces performed by magistrates, where civil/ officers have the power to bind and loosen the bond/ of matrimony. <text:s/>But to do so would be treason/ to our faith, and an offence to the memory of/ Samuel of Naardea. <text:s/>A knowledge of the/ Talmud, will convince all the unprejudiced, that/ our teacher of old demanded simply a compliance with/ regulations necessary for the maintenance of social/ order, for the support of the city and of the State,/ and of secular institutions. <text:s/>In short, Samuel/</text:span></text:p>
      <text:p text:style-name="P3"><text:span text:style-name="T9"/></text:p>
      <text:p text:style-name="P3"><text:span text:style-name="T9">[Page 6]</text:span></text:p>
      <text:p text:style-name="P6"><text:span text:style-name="T10">reported</text:span><text:span text:style-name="T9"> impressed upon us in different words the recommendation of/ Jeremiah the Prophet who would that we seek the welfare/ of the place of our dispersion and pray for its success./ <text:s/>Judaism has always resisted an encroachment on/ its sacred ordinances, but it has ever conformed to/ temporal rules of a municipal or national character./ <text:s/>Hence, its adherents have taken up their residence in/ many lands, and identified themselves with the main popu-/-lations thereof, both socially and politically. <text:s/>All/ honor to the President of the Academy of Naardea/ for his wholesome advice. <text:s/>He showed also his/ enlarged views by agreeing to the opinion of some of the Rabbinical coworkers, that Israelites/ need not stand in fear of ill-luck. <text:s/>At a time/ when the false science of Astrology was in vogue,/ Samuel arose above it by the strength of his faith./ <text:s/>He was intimately acquainted with a Chaldean called/ Ablat. <text:s/>The two had met and were walking together, when Ablat/ said to Samuel: "You see </text:span><text:span text:style-name="T10">that</text:span><text:span text:style-name="T9"> yonder man crossing a pond; he/ will be beaten by a snake and die." <text:s/>Samuel said:/ "If he be an Israelite, he will not die, for we acknowledge/ God and not the stars as the ruler of our destiny"./</text:span></text:p>
      <text:p text:style-name="P6"><text:span text:style-name="T9"/></text:p>
      <text:p text:style-name="P6"><text:span text:style-name="T9">[Page 7]</text:span></text:p>
      <text:p text:style-name="P6"><text:span text:style-name="T9"><text:tab/>When the man came back alive, Ablat asked that/ </text:span><text:span text:style-name="T10">look through at his clothes</text:span><text:span text:style-name="T9"> he might search </text:span><text:span text:style-name="T10">through</text:span><text:span text:style-name="T9"> his basket. <text:s/>The story tells that a snake/ cut in twain by a sharp pointed reed, </text:span><text:span text:style-name="T10">in the pond</text:span><text:span text:style-name="T9"> was/ found there. <text:s/>Samuel then inquired into the history of/ the man, who proved to be an Israelite, and he learnt/ that a state of poverty had not hindered the perform-/-ance of a thoughtful generosity, as recommended by the/ law of God; Samuel then exclaimed: "very correctly has/ Solomon written, 'Righteousness delivereth from death.'"/ <text:s/>Our Babylonian preceptor did look into the stars, but/ not to predict events. <text:s/>He aimed to further the interests/ of a science greatly esteemed by our Sages. <text:s/>In fact, it/ is recorded that he prided himself on his knowledge of/ Astronomy, and only regretted that he could not ex-/-plain the erratic course of </text:span><text:span text:style-name="T10">the</text:span><text:span text:style-name="T9"> comets through the/ sky. <text:s/>A book bearing upon that science credited/ to him has been lost, but we were left enough con-/-cerning Samuel of Naardea, to form a criterion of his/ mental and moral calibre. <text:s/>He certainly possessed/ an </text:span><text:span text:style-name="T10">keen</text:span><text:span text:style-name="T9"> understanding of human nature very keen, a broad mind and a profound/ sense of what constitutes </text:span><text:span text:style-name="T10">human</text:span><text:span text:style-name="T9"> real greatness. <text:s/>I will/ illustrate my assertion with exceeding brevity./</text:span></text:p>
      <text:p text:style-name="P6"><text:span text:style-name="T9"/></text:p>
      <text:p text:style-name="P6"><text:span text:style-name="T9">[Page 8]</text:span></text:p>
      <text:p text:style-name="P6"><text:span text:style-name="T9">One day King Sapor said to Samuel "You who are/ so clever can tell me perchance the dream that I shall/ have to-night." <text:s/>Samuel answered: "You will see the Ro-/-mans invade your country, take you prisoner and treat/ you with indignity." <text:s/>The dread of such an event was/ so wide-spread, that the king thought upon it all the/ day long, and naturally dreamed it. <text:s/>The/ Talmud abounds with speculative views about/ the condition of the world, after the advent of the/ Messiah. <text:s/>In </text:span><text:span text:style-name="T10">the</text:span><text:span text:style-name="T9"> face of ideas most extraordinary and prevalent among/ his contemporaries, Samuel had the courage to state/ that the world will be precisely then as it is now, with/ the only difference that the oppressors of Israel shall/ have ceased to exist. <text:s/>Let us remember </text:span><text:span text:style-name="T10">this</text:span><text:span text:style-name="T9"> the following saying/ of Samuel and take it as a guide: "Those who are modest/ in their behaviour, God will exalt, but the pretentious/ shall be lowered down. <text:s/>They </text:span><text:soft-page-break/><text:span text:style-name="T9">who crave for honors/ will lose them, but they who shun distinctions will/ </text:span><text:span text:style-name="T10">have</text:span><text:span text:style-name="T9"> attained them without solicitation? <text:s/>A wise/ aphorism, </text:span><text:span text:style-name="T10">founded in</text:span><text:span text:style-name="T9"> borne out by experience, and enhancing in our/ estimation the character of Samuel </text:span><text:span text:style-name="T10">Chief</text:span><text:span text:style-name="T9"> the important </text:span><text:span text:style-name="T10">chief</text:span><text:span text:style-name="T9"> chief of the academy of Naardea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14:18:48.75</meta:creation-date>
    <meta:document-statistic meta:table-count="0" meta:image-count="0" meta:object-count="0" meta:page-count="5" meta:paragraph-count="80" meta:word-count="1865" meta:character-count="11497"/>
    <dc:date>2013-01-08T15:12:54.36</dc:date>
    <meta:editing-duration>PT12S</meta:editing-duration>
    <meta:editing-cycles>1</meta:editing-cycles>
    <meta:generator>OpenOffice.org/3.4.1$Win32 OpenOffice.org_project/341m1$Build-9593</meta:generator>
  </office:meta>
</office:document-meta>
</file>